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Polishing landing page text&lt;/h4&gt;&lt;pre class="message"&gt;&lt;div class="author"&gt;user&lt;/div&gt;&lt;div&gt;any suggestions on polishing this up? its for a landing page for a business that's retooling: Taking a Hiatus...</text:p>
      <text:p text:style-name="Standard"/>
      <text:p text:style-name="Standard">We are stepping back and considering <text:s/>a new future. <text:s/>The world has quickly become a different place and there's no <text:s/>reason to think the pace of change is going to be less demanding.&lt;/div&gt;&lt;/pre&gt;&lt;pre class="message"&gt;&lt;div class="author"&gt;ChatGPT&lt;/div&gt;&lt;div&gt;Here are a few polished variations you might like for your landing page, depending on the tone you want to strike (professional, warm, or visionary): <text:s/></text:p>
      <text:p text:style-name="Standard"/>
      <text:p text:style-name="Standard">---</text:p>
      <text:p text:style-name="Standard"/>
      <text:p text:style-name="Standard">**Option 1 – Professional &amp;amp; Direct** <text:s/></text:p>
      <text:p text:style-name="Standard">**Taking a Hiatus** <text:s/></text:p>
      <text:p text:style-name="Standard">We’re taking a step back to reimagine our future. The world is changing rapidly, and we’re preparing for what comes next with fresh ideas and renewed focus. <text:s/></text:p>
      <text:p text:style-name="Standard"/>
      <text:p text:style-name="Standard">---</text:p>
      <text:p text:style-name="Standard"/>
      <text:p text:style-name="Standard">**Option 2 – Warm &amp;amp; Reassuring** <text:s/></text:p>
      <text:p text:style-name="Standard">**On Pause for Now** <text:s/></text:p>
      <text:p text:style-name="Standard">We’re taking a break to reflect and plan the road ahead. The world is moving faster than ever, and we want to return ready to meet it with clarity and purpose. <text:s/></text:p>
      <text:p text:style-name="Standard"/>
      <text:p text:style-name="Standard">---</text:p>
      <text:p text:style-name="Standard"/>
      <text:p text:style-name="Standard">**Option 3 – Visionary &amp;amp; Forward-Looking** <text:s/></text:p>
      <text:p text:style-name="Standard">**Evolving for Tomorrow** <text:s/></text:p>
      <text:p text:style-name="Standard">We’re pressing pause to rethink what’s possible. As the world transforms at an incredible pace, we’re working behind the scenes to shape a future that’s bold, relevant, and ready for change. <text:s/></text:p>
      <text:p text:style-name="Standard"/>
      <text:p text:style-name="Standard">---</text:p>
      <text:p text:style-name="Standard"/>
      <text:p text:style-name="Standard">Would you like me to also suggest a **shorter tagline** (something like a one-liner under the headline) so the message feels even more “landing page ready”?&lt;/div&gt;&lt;/pre&gt;&lt;pre class="message"&gt;&lt;div class="author"&gt;user&lt;/div&gt;&lt;div&gt;let me see&lt;/div&gt;&lt;/pre&gt;&lt;pre class="message"&gt;&lt;div class="author"&gt;ChatGPT&lt;/div&gt;&lt;div&gt;Here are some concise **tagline-style one-liners** you could place under your main message to sharpen the landing page: <text:s/></text:p>
      <text:p text:style-name="Standard"/>
      <text:p text:style-name="Standard">- *“Sometimes the best way forward is to pause.”* <text:s/></text:p>
      <text:p text:style-name="Standard">- *“Pressing pause today to build tomorrow.”* <text:s/></text:p>
      <text:p text:style-name="Standard">- *“Retooling. Refreshing. Returning stronger.”* <text:s/></text:p>
      <text:p text:style-name="Standard">- *“A break now, for a brighter next chapter.”* <text:s/></text:p>
      <text:p text:style-name="Standard">- *“Change is constant—we’re preparing to meet it.”* <text:s/></text:p>
      <text:p text:style-name="Standard"/>
      <text:p text:style-name="Standard">Do you want these to lean more **serious/professional** (like a corporate note) or more **warm/approachable** (like a friendly message to your community)?&lt;/div&gt;&lt;/pre&gt;&lt;pre class="message"&gt;&lt;div class="author"&gt;user&lt;/div&gt;&lt;div&gt;thx&lt;/div&gt;&lt;/pre&gt;&lt;pre class="message"&gt;&lt;div class="author"&gt;ChatGPT&lt;/div&gt;&lt;div&gt;Anytime — glad to help! Want me to mock up a **clean landing <text:soft-page-break/>page layout** (headline + tagline + simple design flow) so you can see how it all fits visually?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2:24:47.967532109</meta:creation-date>
    <dc:date>2025-11-14T22:24:58.744843252</dc:date>
    <meta:editing-duration>PT11S</meta:editing-duration>
    <meta:editing-cycles>1</meta:editing-cycles>
    <meta:document-statistic meta:table-count="0" meta:image-count="0" meta:object-count="0" meta:page-count="2" meta:paragraph-count="22" meta:word-count="345" meta:character-count="2502" meta:non-whitespace-character-count="2141"/>
    <meta:generator>LibreOffice/24.2.7.2$Linux_X86_64 LibreOffice_project/420$Build-2</meta:generator>
  </office:meta>
</office:document-meta>
</file>